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Text_20_body">
      <style:text-properties style:font-name="Arial" fo:font-size="40pt" fo:font-weight="bold" style:font-size-asian="40pt" style:font-weight-asian="bold" style:font-size-complex="40pt" style:font-weight-complex="bold"/>
    </style:style>
    <style:style style:name="P2" style:family="paragraph" style:parent-style-name="Text_20_body" style:list-style-name="L1"/>
    <style:style style:name="P3" style:family="paragraph" style:parent-style-name="Text_20_body" style:list-style-name="L2">
      <style:paragraph-properties fo:margin-top="0cm" fo:margin-bottom="0cm"/>
    </style:style>
    <style:style style:name="P4" style:family="paragraph" style:parent-style-name="Text_20_body" style:list-style-name="L2"/>
    <style:style style:name="P5" style:family="paragraph" style:parent-style-name="Text_20_body" style:list-style-name="L3">
      <style:paragraph-properties fo:margin-top="0cm" fo:margin-bottom="0cm"/>
    </style:style>
    <style:style style:name="P6" style:family="paragraph" style:parent-style-name="Text_20_body" style:list-style-name="L3"/>
    <style:style style:name="P7" style:family="paragraph" style:parent-style-name="Text_20_body" style:list-style-name="L4">
      <style:paragraph-properties fo:margin-top="0cm" fo:margin-bottom="0cm"/>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paragraph-properties fo:margin-top="0cm" fo:margin-bottom="0cm"/>
    </style:style>
    <style:style style:name="P11" style:family="paragraph" style:parent-style-name="Text_20_body" style:list-style-name="L6"/>
    <style:style style:name="T1" style:family="text">
      <style:text-properties fo:language="fr" fo:country="FR"/>
    </style:style>
    <style:style style:name="T2" style:family="text">
      <style:text-properties style:text-position="super 58%" fo:language="fr" fo:country="F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nk</text:span><text:span text:style-name="T2">edit</text:span> documentation</text:p>
      <text:h text:style-name="Heading_20_1" text:outline-level="1">Introduction</text:h>
      <text:p text:style-name="Text_20_body">Thinkedit is an open source content and data management tool, built with php and mysql. It's main caracterisitic is extreme configurability using XML config files, object oriented developpement, and user friendliness. </text:p>
      <text:list text:style-name="L1">
        <text:list-item>
          <text:p text:style-name="P2">It is fully multilingual, allowing mutliple versions and locales of the same item.</text:p>
        </text:list-item>
        <text:list-item>
          <text:p text:style-name="P2">Custom content types can be easily defined. Each content type is stored in DB table using any schema, so you can reuse existing tables. This is maybe the most exciting feature of this tool.</text:p>
        </text:list-item>
        <text:list-item>
          <text:p text:style-name="P2">The system uses a tree to store all the content. Anything can be put anywhere (at mutliple places as well), and anything can contain anything. You can put restrictions if needed (for instance, a book could only contains chapters, a forum only posts, etc...). </text:p>
        </text:list-item>
        <text:list-item>
          <text:p text:style-name="P2">A relationship system allows you to relate an item to another.</text:p>
        </text:list-item>
        <text:list-item>
          <text:p text:style-name="P2">A simple API can be used to build presentation templates (template are PHP, but you could use anything else).</text:p>
        </text:list-item>
      </text:list>
      <text:p text:style-name="Text_20_body"/>
      <text:h text:style-name="Heading_20_1" text:outline-level="1">Getting started</text:h>
      <text:h text:style-name="Heading_20_2" text:outline-level="2">Introduction</text:h>
      <text:p text:style-name="Text_20_body">The install process for Thinkedit is'nt one way. Once installed, you can allways update or recheck your installation using the diagnostic script. This way you can avoid a lot of mistakes. For instances, db tables and fields are created on the fly as needed, if your data schema change, or if the tool is updated. The process is not automated, you need to call the diagnostic script yourself each time a modification is made to your schema or if you want to check any changes you made to the environnement.</text:p>
      <text:h text:style-name="Heading_20_2" text:outline-level="2">Unpack</text:h>
      <text:p text:style-name="Text_20_body">Unpack the archive within your web folder. You can use ftp to upload the files to your host. The archive is a zip file. You can unzip with winzip on windows or any other tool.</text:p>
      <text:h text:style-name="Heading_20_2" text:outline-level="2">Mysql</text:h>
      <text:p text:style-name="Text_20_body">Create a mysql database if needed (the diagnostic tool can do it for you if you <text:s/>provide a user with enough rights)</text:p>
      <text:h text:style-name="Heading_20_2" text:outline-level="2" text:is-list-header="true">Intro </text:h>
      <text:p text:style-name="Text_20_body">If you need to manage a website, ThinkEdit might be a good solution for you. Installing it will take you 5 minutes, so it won't take long to check if it fits your needs.</text:p>
      <text:p text:style-name="Text_20_body">ThinkEdit stores content in a database, this is why <text:span text:style-name="Strong_20_Emphasis">it must be installed</text:span>. </text:p>
      <text:h text:style-name="Heading_20_2" text:outline-level="2">Requirements </text:h>
      <text:list text:style-name="L2">
        <text:list-item>
          <text:p text:style-name="P3">a <text:span text:style-name="Strong_20_Emphasis">web server</text:span> running apache, IIS, or any other webserver <text:span text:style-name="Strong_20_Emphasis">with php support (any version 4+, including php 5)</text:span></text:p>
        </text:list-item>
        <text:list-item>
          <text:p text:style-name="P4">a <text:span text:style-name="Strong_20_Emphasis">mysql database</text:span> (have the mysql "db name", "login" and "password" ready for the installer)</text:p>
        </text:list-item>
      </text:list>
      <text:h text:style-name="Heading_20_2" text:outline-level="2" text:is-list-header="true">Download</text:h>
      <text:p text:style-name="Text_20_body">You can <text:span text:style-name="Strong_20_Emphasis">download </text:span>the software at <text:a xlink:type="simple" xlink:href="http://www.thinkedit.org/think/?node_id=4">the download page</text:a>. It is available as a zip file. Simply unzip this file within your webserver public folder (something like /www/ or /htdocs/ or /web/). As your system administrator or a friend if you don't know where to put those files. You can use ftp to copy the files.</text:p>
      <text:p text:style-name="Text_20_body">In the rest of this doc, we assume that you will install ThinkEdit on your local computer, so the server will be located at http://localhost/thinkedit (replace localhost with your domain name if needed)</text:p>
      <text:p text:style-name="Text_20_body">Note that you can also dowload the latest development release using SVN (the SVN project is hosted at berlios.de, go to <text:a xlink:type="simple" xlink:href="http://developer.berlios.de/svn/?group_id=5192">http://developer.berlios.de/svn/?group_id=5192</text:a> for more infos )</text:p>
      <text:h text:style-name="Heading_20_2" text:outline-level="2">Install</text:h>
      <text:p text:style-name="Text_20_body">Once copied, <text:span text:style-name="Strong_20_Emphasis">go to http://localhost/thinkedit/install</text:span> (or http://www.yourdomain/thinkedit/install)</text:p>
      <text:list text:style-name="L3">
        <text:list-item>
          <text:p text:style-name="P5">The installer will first <text:span text:style-name="Strong_20_Emphasis">ask </text:span>you for your mysql db name, login, password </text:p>
        </text:list-item>
        <text:list-item>
          <text:p text:style-name="P5">It will <text:span text:style-name="Strong_20_Emphasis">try to connect</text:span> to your mysql server and will install the needed table in mysql (you should use an empty database for testing)</text:p>
        </text:list-item>
        <text:list-item>
          <text:p text:style-name="P5">It will ask you to <text:span text:style-name="Strong_20_Emphasis">create the first admin user</text:span></text:p>
        </text:list-item>
        <text:list-item>
          <text:p text:style-name="P5">It will ask you to <text:span text:style-name="Strong_20_Emphasis">create the first page</text:span> of your website</text:p>
        </text:list-item>
        <text:list-item>
          <text:p text:style-name="P6">There may be additional steps, simply follow the onscreen help.</text:p>
        </text:list-item>
      </text:list>
      <text:h text:style-name="Heading_20_2" text:outline-level="2" text:is-list-header="true">First login</text:h>
      <text:p text:style-name="Text_20_body">Go to http://localhost/thinkedit/edit (simply append /edit to where your site is installed). There you can click on the "structure" menu.</text:p>
      <text:p text:style-name="Text_20_body">There you can add pages, publish them, delete them, re-order them, ... We will write a separate user guide. In the mean time, discover !</text:p>
      <text:p text:style-name="Text_20_body">This "administration view" is only available to the administrators of the site, that is, the content producers of your website.</text:p>
      <text:p text:style-name="Text_20_body">Now, let's see what happens for your visitors :</text:p>
      <text:h text:style-name="Heading_20_2" text:outline-level="2">Public side</text:h>
      <text:p text:style-name="Text_20_body">Go to http://localhost/thinkedit/ and you will see the published site. Only published pages are shown to the public of course. There is only one design and one content type in the curent release of thinkedit, but we will provide more samples of what it can do (it can do a lot more than what you see out of the box in fact).</text:p>
      <text:h text:style-name="Heading_20_2" text:outline-level="2">What now ?</text:h>
      <text:p text:style-name="Text_20_body">As you can see, this is a simple tool to use. Now, to see if it can be used for your website, you could : </text:p>
      <text:list text:style-name="L4">
        <text:list-item>
          <text:p text:style-name="P7">try to create a custom design </text:p>
        </text:list-item>
        <text:list-item>
          <text:p text:style-name="P7">try to define new content types</text:p>
        </text:list-item>
        <text:list-item>
          <text:p text:style-name="P8">try the new multilingual feature ?</text:p>
        </text:list-item>
      </text:list>
      <text:p text:style-name="Text_20_body"/>
      <text:h text:style-name="Heading_20_2" text:outline-level="2">Config files</text:h>
      <text:p text:style-name="Text_20_body">All the configuration is stored in a ./config folder, in xml files. The original files have -dist (distribution files) in their names, and should be renamed if you modify them.</text:p>
      <text:p text:style-name="Text_20_body">The filename has no meaning, you can split your configuration files any way you like. All the files are merged into a single config aray. Dist files are parsed first, so your changes (in non -dist files) will take precedence. Renaming files is important, because if you upgrade the interface, your files could be overwritten by default '-dist' files.</text:p>
      <text:h text:style-name="Heading_20_2" text:outline-level="2">Diagnostic</text:h>
      <text:p text:style-name="Text_20_body">Now point your web browser to /root_of_your_installation/admin/diagnostic.php</text:p>
      <text:p text:style-name="Text_20_body">This script will run a lot of tests and tell you if something is wrong. You can skip tests if you are sure it will still work. You will find more informations when runing the script. It should be self explanatory (at least it was the intent). </text:p>
      <text:p text:style-name="Text_20_body">You can (and should) run this script each time something changes :</text:p>
      <text:list text:style-name="L5">
        <text:list-item>
          <text:p text:style-name="P9">new hosting provider</text:p>
        </text:list-item>
        <text:list-item>
          <text:p text:style-name="P9">new DB</text:p>
        </text:list-item>
        <text:list-item>
          <text:p text:style-name="P9">new modules</text:p>
        </text:list-item>
        <text:list-item>
          <text:p text:style-name="P9">new element</text:p>
        </text:list-item>
        <text:list-item>
          <text:p text:style-name="P9">any config change</text:p>
        </text:list-item>
        <text:list-item>
          <text:p text:style-name="P9">any environement change</text:p>
        </text:list-item>
      </text:list>
      <text:p text:style-name="Text_20_body"/>
      <text:h text:style-name="Heading_20_1" text:outline-level="1">Your first template</text:h>
      <text:p text:style-name="Text_20_body">It's quite easy to build thinkedit templates. Here we will learn about the design directory, headers, footers, node, content, menu's.</text:p>
      <text:p text:style-name="Text_20_body">You'll learn <text:span text:style-name="Strong_20_Emphasis">how we built the thinkedit.org website</text:span>. The defaut design you receive when you install thinkedit is the thinkedit.org design. Eat your own dogfood they say... </text:p>
      <text:p text:style-name="Text_20_body"> </text:p>
      <text:h text:style-name="Heading_20_2" text:outline-level="2">Creating a new design folder</text:h>
      <text:p text:style-name="Text_20_body">You should always <text:span text:style-name="Strong_20_Emphasis">have a separate folder for a new design</text:span>. In the design folder, create a folder named however you like, for example, thinkedit2. We will duplicate all the content found in design/thinkedit (the thinkedit website layout will be our tutorial).</text:p>
      <text:h text:style-name="Heading_20_2" text:outline-level="2">What we did for thinkedit.org</text:h>
      <text:p text:style-name="Text_20_body">When we decided to put the thinkedit website online, We <text:span text:style-name="Strong_20_Emphasis">first created a simple html</text:span> file containing all the necessary sample content we wanted to see on any page of the thinkedit website. Of course, you will need a page like this for your particular website. You can hire a designer to do it for you. If possible, <text:span text:style-name="Strong_20_Emphasis">use clean html</text:span> and <text:span text:style-name="Strong_20_Emphasis">use css</text:span> as much as possible for the styling of the pages.</text:p>
      <text:p text:style-name="Text_20_body">Once this file is done, you have to split it in three parts : the <text:span text:style-name="Strong_20_Emphasis">header</text:span>, the <text:span text:style-name="Strong_20_Emphasis">footer</text:span>, and<text:span text:style-name="Strong_20_Emphasis"> the page content</text:span> template.</text:p>
      <text:p text:style-name="Text_20_body">When rendering a page, thinkedit will <text:span text:style-name="Strong_20_Emphasis">include </text:span>the header, then the content template (this one depends of the type of page displayed, and the custom template choosen by the admins), then the footer.</text:p>
      <text:h text:style-name="Heading_20_2" text:outline-level="2">Header and footer</text:h>
      <text:p text:style-name="Text_20_body">Put all the common html for the header in a file called header.template.php (inside your new design folder, /design/thinkedit2/ for instance). This is what the visitor will see on each page of the site (header, logo, navigation...)</text:p>
      <text:p text:style-name="Text_20_body">Put all the footer content inside a file called footer.template.php</text:p>
      <text:h text:style-name="Heading_20_2" text:outline-level="2">Page template </text:h>
      <text:p text:style-name="Text_20_body">The <text:span text:style-name="Strong_20_Emphasis">predefined content type in thinkedit is called a "page"</text:span>. In order to render a page, thinkedit need a page template. Create a file called page.template.php inside your design folder.</text:p>
      <text:p text:style-name="Text_20_body"> </text:p>
      <text:h text:style-name="Heading_20_2" text:outline-level="2">Update your config file</text:h>
      <text:p text:style-name="Text_20_body">Go to /config/, copy config-dist.php to config.php if it is not yet done. Why we do this ? "-dist" files are <text:span text:style-name="Strong_20_Emphasis">distribution </text:span>files, original thinkedit files. You don't want to edit the directly, because an update of thinkedit would delete them. So you work on a copy of this file. When thinkedit initialises, it will first read the -dist config files then your custom files. This way your settings will overwrite the default settings.</text:p>
      <text:p text:style-name="Text_20_body">Edit the line : $data['site']['design']='thinkedit'; </text:p>
      <text:p text:style-name="Text_20_body">Change it to : $data['site']['design']='<text:span text:style-name="Strong_20_Emphasis">thinkedit2</text:span>'; </text:p>
      <text:p text:style-name="Text_20_body">Where <text:span text:style-name="Strong_20_Emphasis">thinkedit2 </text:span>is of course the name of your new design.</text:p>
      <text:p text:style-name="Text_20_body">Log into the thinkedit admin interface (/edit)</text:p>
      <text:p text:style-name="Text_20_body">Go to your public site (/), you'll see an admin menu (because you are logged), click on « refresh » : you should see your site with your new layout.</text:p>
      <text:p text:style-name="Text_20_body">If you have used a simple html file, it is totally static, so it is not very interesting; let's make it dynamic :-)</text:p>
      <text:h text:style-name="Heading_20_2" text:outline-level="2">Dynamic title</text:h>
      <text:p text:style-name="Text_20_body">Edit header.template.php</text:p>
      <text:p text:style-name="Text_20_body">Change : &lt; title &gt; my title &lt; /title &gt;<text:line-break/>to : &lt; title &gt;&lt; ?php echo $content-&gt;get('title'); ? &gt; &lt; /title &gt;</text:p>
      <text:p text:style-name="Text_20_body">(save the file, go to root, click refresh, I won't tell it again :-) )<text:line-break/><text:line-break/>Now your website will show the title of the current page in the browser title bar.</text:p>
      <text:p text:style-name="Text_20_body">Edit header.template.php to add a dynamic title inside your html :<text:line-break/>Change : &lt; h1&gt; my title &lt; /h1 &gt;</text:p>
      <text:p text:style-name="Text_20_body">to : &lt; h1&gt;&lt; ?php echo $content-&gt;get('title'); ? &gt; &lt; /h1&gt; </text:p>
      <text:h text:style-name="Heading_20_2" text:outline-level="2">Dynamic content</text:h>
      <text:p text:style-name="Text_20_body">Now you can do the same for the body of your page. Let's say you have a «page» type with a «body» field.</text:p>
      <text:p text:style-name="Text_20_body">Edit page.template.php, and replace your «dummy content» with this :</text:p>
      <text:p text:style-name="Text_20_body">&lt; ?php echo $content-&gt;get('body'); ? &gt;</text:p>
      <text:p text:style-name="Text_20_body"> </text:p>
      <text:h text:style-name="Heading_20_2" text:outline-level="2">What's next</text:h>
      <text:p text:style-name="Text_20_body">Now that you have a dynamic template for content, you want to create dynamic navigation. To do this, read the next section ... :-)</text:p>
      <text:h text:style-name="Heading_20_1" text:outline-level="1">Template functions</text:h>
      <text:p text:style-name="Standard">When you create thinkedit templates, you add some special tags to make them dynamic. The templates are simply text files (html) with php tags added. Here is a list of all the php functions you can use :</text:p>
      <text:h text:style-name="Heading_20_2" text:outline-level="2">Content related functions</text:h>
      <text:h text:style-name="Heading_20_3" text:outline-level="3">te_title()</text:h>
      <text:p text:style-name="Text_20_body">Returns the title of the current content (page)</text:p>
      <text:h text:style-name="Heading_20_3" text:outline-level="3">te_get($id)</text:h>
      <text:p text:style-name="Text_20_body">Returns the value of the field $id </text:p>
      <text:h text:style-name="Heading_20_3" text:outline-level="3">te_translate($id)</text:h>
      <text:p text:style-name="Text_20_body">Returns the translation of the item "$id".</text:p>
      <text:h text:style-name="Heading_20_2" text:outline-level="2">Paths, urls, links</text:h>
      <text:h text:style-name="Heading_20_3" text:outline-level="3">te_design()</text:h>
      <text:p text:style-name="Text_20_body">Returns the <text:span text:style-name="Strong_20_Emphasis">url </text:span>of the current design (usefull for linking to css or design images) </text:p>
      <text:h text:style-name="Heading_20_3" text:outline-level="3">te_design_path()</text:h>
      <text:p text:style-name="Text_20_body">Returns the <text:span text:style-name="Strong_20_Emphasis">local path</text:span> of the current design (usefull for including design specific php files) </text:p>
      <text:h text:style-name="Heading_20_3" text:outline-level="3">te_root()</text:h>
      <text:p text:style-name="Text_20_body">Returns the root node object</text:p>
      <text:h text:style-name="Heading_20_3" text:outline-level="3">te_root_link()</text:h>
      <text:p text:style-name="Text_20_body">Returns the link to the root node (homepage). Can be used in hrefs directly</text:p>
      <text:h text:style-name="Heading_20_3" text:outline-level="3">te_link($object)</text:h>
      <text:p text:style-name="Text_20_body">Returns the link to the passed $object. Can be used in href directly</text:p>
      <text:h text:style-name="Heading_20_2" text:outline-level="2">Menu handling template tags</text:h>
      <text:p text:style-name="Text_20_body">Those functions returns an array if a menu exists or false if no menu is found.<text:line-break/>The array is an array of menuitems objects, providing some methods. See the examples for more infos.</text:p>
      <text:h text:style-name="Heading_20_3" text:outline-level="3">te_main_menu()</text:h>
      <text:p text:style-name="Text_20_body">Returns an array of menu items of the main menu</text:p>
      <text:h text:style-name="Heading_20_3" text:outline-level="3">te_context_menu()</text:h>
      <text:p text:style-name="Text_20_body">Returns an array of the contextual menu</text:p>
      <text:h text:style-name="Heading_20_3" text:outline-level="3">te_child_menu()</text:h>
      <text:p text:style-name="Text_20_body">Returns an array of the childs of the curent page</text:p>
      <text:h text:style-name="Heading_20_2" text:outline-level="2">UI widgets</text:h>
      <text:p text:style-name="Text_20_body">Thos functions provide widgets to be used on the public side of your site. More to come !</text:p>
      <text:h text:style-name="Heading_20_3" text:outline-level="3">te_locale_chooser()</text:h>
      <text:p text:style-name="Text_20_body">Returns an html fragment that can be directly echoed in your template. It will link to the available translations of the current page</text:p>
      <text:h text:style-name="Heading_20_3" text:outline-level="3">te_admin_toolbox()</text:h>
      <text:p text:style-name="Text_20_body">Returns an html fragment of the admin toolbox (only shown on authenticated users). This provides onsite editing buttons. You can put it anywhere in your html, it is positioned on the top of your site using CSS.</text:p>
      <text:h text:style-name="Heading_20_2" text:outline-level="2">Tools / helpers</text:h>
      <text:h text:style-name="Heading_20_3" text:outline-level="3">te_short($string, $size) </text:h>
      <text:p text:style-name="Text_20_body">Returns a short version of the $string passed with [...] apended to it if the $string is longer than $size</text:p>
      <text:h text:style-name="Heading_20_3" text:outline-level="3">te_every($size)</text:h>
      <text:p text:style-name="Text_20_body">Will return true every $every call (used to alternate colors in an html table for instance)</text:p>
      <text:p text:style-name="Text_20_body"> </text:p>
      <text:h text:style-name="Heading_20_2" text:outline-level="2">What else do you need ?</text:h>
      <text:p text:style-name="Text_20_body">Please give us feedback about those template tags, and tell us what other tags you need in your templates. If found usefull they will be coded and added to the next release !</text:p>
      <text:p text:style-name="Text_20_body"/>
      <text:h text:style-name="Heading_20_1" text:outline-level="1">Custom content types </text:h>
      <text:h text:style-name="Heading_20_2" text:outline-level="2">Introduction </text:h>
      <text:p text:style-name="Text_20_body">Currently, there is no user interface to help you create custom content types. But it is already an easy process.</text:p>
      <text:h text:style-name="Heading_20_2" text:outline-level="2"><text:s/>A simple example : books </text:h>
      <text:p text:style-name="Text_20_body">Imagine you are selling books. Once your website structure is done using the built in "page" content type, you want to add books to your website.</text:p>
      <text:p text:style-name="Text_20_body">A book is made of :</text:p>
      <text:list text:style-name="L6">
        <text:list-item>
          <text:p text:style-name="P10">a title </text:p>
        </text:list-item>
        <text:list-item>
          <text:p text:style-name="P10">some author(s) (we simply want a free text box to store those authors)</text:p>
        </text:list-item>
        <text:list-item>
          <text:p text:style-name="P10">an introduction </text:p>
        </text:list-item>
        <text:list-item>
          <text:p text:style-name="P10">a longer presentation </text:p>
        </text:list-item>
        <text:list-item>
          <text:p text:style-name="P10">a pdf file </text:p>
        </text:list-item>
        <text:list-item>
          <text:p text:style-name="P11">a publication date </text:p>
        </text:list-item>
      </text:list>
      <text:p text:style-name="Text_20_body"> </text:p>
      <text:h text:style-name="Heading_20_2" text:outline-level="2">Create the config file </text:h>
      <text:p text:style-name="Text_20_body">Create a file named publication.php inside the /config folder. You can name this file however you want : every php file put in this folder is considered as a config file.</text:p>
      <text:p text:style-name="Text_20_body">In this file, copy the following :</text:p>
      <text:p text:style-name="Text_20_body"> </text:p>
      <text:p text:style-name="Text_20_body">$data['table']['book']['title']['en']='Book';<text:line-break/>$data['table']['book']['icon']='book.png';<text:line-break/>$data['table']['book']['title_field']='title';<text:line-break/>$data['table']['book']['use']['navigation']='true';</text:p>
      <text:p text:style-name="Text_20_body"><text:line-break/>$data['table']['book']['field']['id']['type']='id';<text:line-break/>$data['table']['book']['field']['title']['title']['en']='Title';<text:line-break/>$data['table']['book']['field']['title']['type']='string';<text:line-break/>$data['table']['book']['field']['title']['is_title']='true';</text:p>
      <text:p text:style-name="Text_20_body"><text:line-break/>$data['table']['book']['field']['intro']['title']['en']='Introduction';<text:line-break/>$data['table']['book']['field']['intro']['help']['en']='Short intro to this publication';<text:line-break/>$data['table']['book']['field']['intro']['type']='richtext';</text:p>
      <text:p text:style-name="Text_20_body"><text:line-break/>$data['table']['book']['field']['authors']['title']['en']='Authors';<text:line-break/>$data['table']['book']['field']['authors']['type']='text';</text:p>
      <text:p text:style-name="Text_20_body"><text:line-break/>$data['table']['book']['field']['body']['title']['en']='text body';<text:line-break/>$data['table']['book']['field']['body']['help']['en']='Longer text (if needed)';<text:line-break/>$data['table']['book']['field']['body']['type']='richtext';</text:p>
      <text:p text:style-name="Text_20_body"><text:line-break/>$data['table']['book']['field']['cover']['title']['en']='Cover';<text:line-break/>$data['table']['book']['field']['cover']['type']='file';</text:p>
      <text:p text:style-name="Text_20_body"><text:line-break/>$data['table']['book']['field']['pdf']['title']['en']='Pdf file';<text:line-break/>$data['table']['book']['field']['pdf']['type']='file';</text:p>
      <text:p text:style-name="Text_20_body"><text:line-break/>$data['table']['book']['field']['publication_date']['title']['en']='Publication date';<text:line-break/>$data['table']['book']['field']['publication_date']['type']='date'; </text:p>
      <text:p text:style-name="Text_20_body">?&gt; </text:p>
      <text:h text:style-name="Heading_20_2" text:outline-level="2">Run the installer</text:h>
      <text:p text:style-name="Text_20_body">As we said previously, you can run the installer more than once. In fact, you should run the installer everytime you modify the config files, and of course each time you update the whole tool to a newer version.</text:p>
      <text:p text:style-name="Text_20_body">This is very different than other CMS which are often a pain to update ;-)</text:p>
      <text:p text:style-name="Text_20_body">Each time you run the installer, it will check if something must be changed in the database schema and will ask you if it can do the changes.</text:p>
      <text:p text:style-name="Text_20_body">Because we defined a new table for our books, we need to ask the installer to create the table in our mysql server. Note that the installer will only create a table or a field if it is not present already. It means you can use an existing database with Thinkedit. You simply add the table definitions in your config files. In most cases, you don't have to mess around with phpmyadmin :-)</text:p>
      <text:h text:style-name="Heading_20_2" text:outline-level="2">Allow pages to contain books</text:h>
      <text:p text:style-name="Text_20_body">There is a very simple way to let people add books inside their pages. You need to tell thinkedit that books are allowed items for pages.</text:p>
      <text:p text:style-name="Text_20_body">Create (or edit) the file /config/config.php and add this :</text:p>
      <text:p text:style-name="Text_20_body">$data['table']['page']['allowed_items']['record']['book']='true';</text:p>
      <text:p text:style-name="Text_20_body"> </text:p>
      <text:p text:style-name="Text_20_body">Now go to the interface. When you are in structure, you can add a "Book" inside anypage.</text:p>
      <text:p text:style-name="Text_20_body">You could model your content in a more complex way : you could for instance let people add "sample chapters" inside books, or "user review", or "forum", or wathever. Simply define your content type, and update your config file to tell thinkedit what is allowed inside what.</text:p>
      <text:h text:style-name="Heading_20_2" text:outline-level="2">Templating</text:h>
      <text:p text:style-name="Text_20_body">If you want to show your books to the world, you have to create a display template for them.</text:p>
      <text:p text:style-name="Text_20_body">In short : you create a file called book.template.php inside your design folder. In this file, you add the apropriate php tags to show your book data, for example :</text:p>
      <text:p text:style-name="Text_20_body">&lt;?php echo $content-&gt;get('authors'); ?&gt; to display a list of authors</text:p>
      <text:p text:style-name="Text_20_body">See templating for more informaiton on creating templates.</text:p>
      <text:p text:style-name="Text_20_body"> </text:p>
      <text:p text:style-name="Text_20_body">Good luck ! </text:p>
      <text:p text:style-name="Text_20_body"> </text:p>
      <text:h text:style-name="Heading_20_1" text:outline-level="1">Thinkedit classes / API</text:h>
      <text:p text:style-name="Standard"/>
      <text:p text:style-name="Text_20_body">Thinkedit provides several classes (found in /class/). Those class can be used by template developers and developers in general.<text:span text:style-name="Strong_20_Emphasis"> Auto generated documentation will be provided (very soon)</text:span>. In the mean time here are the more interesting objects and their methods :</text:p>
      <text:h text:style-name="Heading_20_2" text:outline-level="2">$node</text:h>
      <text:h text:style-name="Heading_20_3" text:outline-level="3">getChildren($options)</text:h>
      <text:p text:style-name="Text_20_body">Will returns childrens (nodes) </text:p>
      <text:p text:style-name="Text_20_body">$options is an array.</text:p>
      <text:p text:style-name="Text_20_body">set : </text:p>
      <text:p text:style-name="Text_20_body">$options['type'] to limit to nodes of a specific type</text:p>
      <text:p text:style-name="Text_20_body">$options['class'] to limit to nodes of a specific class</text:p>
      <text:h text:style-name="Heading_20_3" text:outline-level="3">getParent()</text:h>
      <text:p text:style-name="Text_20_body">Returns the parent of this node</text:p>
      <text:h text:style-name="Heading_20_3" text:outline-level="3">getContent()</text:h>
      <text:p text:style-name="Text_20_body">Returns the content object attached to this node.</text:p>
      <text:h text:style-name="Heading_20_3" text:outline-level="3">add($content)</text:h>
      <text:p text:style-name="Text_20_body">Adds $content to the current node as a new children</text:p>
      <text:h text:style-name="Heading_20_2" text:outline-level="2">$content</text:h>
      <text:h text:style-name="Heading_20_3" text:outline-level="3">get($id)</text:h>
      <text:p text:style-name="Text_20_body">return the content field called « id »</text:p>
      <text:h text:style-name="Heading_20_3" text:outline-level="3">set($id, $data)</text:h>
      <text:p text:style-name="Text_20_body">sets $id to $data</text:p>
      <text:h text:style-name="Heading_20_3" text:outline-level="3">save()</text:h>
      <text:p text:style-name="Text_20_body">Save this content to the DB</text:p>
      <text:h text:style-name="Heading_20_1" text:outline-level="1">Glossary</text:h>
      <text:p text:style-name="Text_20_body"/>
      <text:h text:style-name="Heading_20_2" text:outline-level="2">Thinkedit</text:h>
      <text:p text:style-name="Text_20_body">Thinkedit is the main class that should be available all the time, with a global $thinkedit variable. It is instanced simply like this : $thinkedit = new thinkedit().</text:p>
      <text:h text:style-name="Heading_20_2" text:outline-level="2">Node</text:h>
      <text:p text:style-name="Text_20_body">A node is a position in your site hierarchy. It contains the reference of some data (a module), and the position of this node relative to another node (a parent). A node is only about structure (hierarchy of a website)</text:p>
      <text:h text:style-name="Heading_20_2" text:outline-level="2">Content</text:h>
      <text:p text:style-name="Text_20_body">It can be a folder, an article, a post in a forum, a file... A content can be attached to one or more node, and thus be in one or more places in a website. When a content is deleted, it is detached from the node (in fact, the node is deleted), so it is still in the db, but no more visible on the website (the trash will shows all the unlinked modules).</text:p>
      <text:p text:style-name="Text_20_body">A content is also equal to a DB table.</text:p>
      <text:p text:style-name="Text_20_body">Custom content classes can be built.</text:p>
      <text:h text:style-name="Heading_20_2" text:outline-level="2">Field</text:h>
      <text:p text:style-name="Text_20_body">Is like a DB field. A content contains fields such as title, author, body, locale, version, publication date, etc... Custom field classes can be built. An field is also responsible for the validation of data ente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Verdana" svg:font-family="Verdana"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5pt"/>
    </style:style>
    <style:style style:name="Text_20_body" style:display-name="Text body" style:family="paragraph" style:parent-style-name="Standard" style:class="text">
      <style:paragraph-properties fo:margin-top="0cm" fo:margin-bottom="0.212cm" fo:line-height="150%"/>
      <style:text-properties style:font-name="Verdana" fo:font-size="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921cm" fo:margin-bottom="0.21cm" fo:background-color="transparent" fo:padding="0cm" fo:border="none" style:shadow="none">
        <style:background-image/>
      </style:paragraph-properties>
      <style:text-properties fo:color="#0066cc" fo:font-size="1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2cm" fo:margin-bottom="0.21cm" fo:background-color="transparent" fo:padding="0cm" fo:border="none" style:shadow="none">
        <style:background-image/>
      </style:paragraph-properties>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Definition"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7pt" style:font-size-asian="7pt" style:font-size-complex="7pt"/>
    </style:style>
    <style:style style:name="P2" style:family="paragraph" style:parent-style-name="Footer">
      <style:paragraph-properties fo:text-align="end" style:justify-single-word="false"/>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hinkedit 2.0 Documentation - Philippe Jadin - www.thinkedit.org</text:p>
      </style:header>
      <style:footer>
        <text:p text:style-name="P2"><text:page-number text:select-page="current">11</text:page-number>/<text:page-count>11</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4-12-17T17:59:35</meta:creation-date>
    <dc:date>2006-11-03T17:54:46</dc:date>
    <meta:print-date>2004-12-27T20:25:35</meta:print-date>
    <dc:language>fr-FR</dc:language>
    <meta:editing-cycles>28</meta:editing-cycles>
    <meta:editing-duration>PT4H17M43S</meta:editing-duration>
    <meta:user-defined meta:name="Info 1"/>
    <meta:user-defined meta:name="Info 2"/>
    <meta:user-defined meta:name="Info 3"/>
    <meta:user-defined meta:name="Info 4"/>
    <meta:document-statistic meta:table-count="0" meta:image-count="0" meta:object-count="0" meta:page-count="11" meta:paragraph-count="217" meta:word-count="2915" meta:character-count="17082"/>
  </office:meta>
</office:document-meta>
</file>